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Upper pads Callibration" draw:style-name="gr1" draw:text-style-name="P1" svg:width="453.51pt" svg:height="255.09pt" svg:x="6.72pt" svg:y="645.05pt">
            <loext:p draw:notify-on-update-of-ranges="Sheet1.B3:Sheet1.B11 Sheet1.A3:Sheet1.A11"/>
            <draw:object xlink:href="./Object 1" xlink:type="simple" xlink:show="embed" xlink:actuate="onLoad"/>
            <draw:image xlink:href="./ObjectReplacements/Object 1" xlink:type="simple" xlink:show="embed" xlink:actuate="onLoad"/>
            <svg:title>Upper pads</svg:title>
          </draw:frame>
          <draw:frame draw:z-index="1" draw:style-name="gr1" draw:text-style-name="P1" svg:width="453.46pt" svg:height="255.23pt" svg:x="32pt" svg:y="938.92pt">
            <loext:p draw:notify-on-update-of-ranges="Sheet1.B18:Sheet1.B26 Sheet1.A18:Sheet1.A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47.62pt" svg:y="1244.61pt">
            <loext:p draw:notify-on-update-of-ranges="Sheet1.B30:Sheet1.B38 Sheet1.A30:Sheet1.A3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ZEUS had-corr</text:p>
          </table:table-cell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P pad calib</text:p>
          </table:table-cell>
          <table:table-cell office:value-type="string" calcext:value-type="string">
            <text:p>all same</text:p>
          </table:table-cell>
          <table:table-cell table:number-columns-repeated="3"/>
          <table:table-cell office:value-type="string" calcext:value-type="string">
            <text:p>Q2</text:p>
          </table:table-cell>
          <table:table-cell/>
          <table:table-cell table:style-name="Default"/>
          <table:table-cell/>
          <table:table-cell office:value-type="string" calcext:value-type="string">
            <text:p>W</text:p>
          </table:table-cell>
          <table:table-cell/>
          <table:table-cell table:style-name="Default"/>
          <table:table-cell/>
          <table:table-cell office:value-type="string" calcext:value-type="string">
            <text:p>xpom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1" calcext:value-type="float">
            <text:p>51</text:p>
          </table:table-cell>
          <table:table-cell table:formula="of:=[.B4]-[.B3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val (px)</text:p>
          </table:table-cell>
          <table:table-cell table:style-name="Default"/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val (px)</text:p>
          </table:table-cell>
          <table:table-cell table:style-name="Default"/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val (px)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0" calcext:value-type="float">
            <text:p>70</text:p>
          </table:table-cell>
          <table:table-cell table:formula="of:=[.B5]-[.B4]"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formula="of:=-0.01061919181372 * [.G4] + 2.34273780933486" office:value-type="float" office:value="1.04719640806102" calcext:value-type="float">
            <text:p>1.04719640806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formula="of:=-0.01061919181372 * [.K4] + 2.34273780933486" office:value-type="float" office:value="1.0365772162473" calcext:value-type="float">
            <text:p>1.03657721624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style-name="ce1" table:formula="of:=-0.01061919181372 * [.O4] + 2.34273780933486" office:value-type="float" office:value="1.33391458703146" calcext:value-type="float">
            <text:p>1.3339145870314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9" calcext:value-type="float">
            <text:p>89</text:p>
          </table:table-cell>
          <table:table-cell table:formula="of:=[.B6]-[.B5]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formula="of:=-0.01061919181372 * [.G5] + 2.34273780933486" office:value-type="float" office:value="1.0365772162473" calcext:value-type="float">
            <text:p>1.03657721624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formula="of:=-0.01061919181372 * [.K5] + 2.34273780933486" office:value-type="float" office:value="1.0365772162473" calcext:value-type="float">
            <text:p>1.03657721624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style-name="ce1" table:formula="of:=-0.01061919181372 * [.O5] + 2.34273780933486" office:value-type="float" office:value="1.18524590163938" calcext:value-type="float">
            <text:p>1.1852459016393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8" calcext:value-type="float">
            <text:p>108</text:p>
          </table:table-cell>
          <table:table-cell table:formula="of:=[.B7]-[.B6]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formula="of:=-0.01061919181372 * [.G6] + 2.34273780933486" office:value-type="float" office:value="1.0365772162473" calcext:value-type="float">
            <text:p>1.03657721624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formula="of:=-0.01061919181372 * [.K6] + 2.34273780933486" office:value-type="float" office:value="1.02595802443358" calcext:value-type="float">
            <text:p>1.025958024433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style-name="ce1" table:formula="of:=-0.01061919181372 * [.O6] + 2.34273780933486" office:value-type="float" office:value="1.0896731753159" calcext:value-type="float">
            <text:p>1.0896731753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formula="of:=[.B8]-[.B7]"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formula="of:=-0.01061919181372 * [.G7] + 2.34273780933486" office:value-type="float" office:value="1.02595802443358" calcext:value-type="float">
            <text:p>1.025958024433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formula="of:=-0.01061919181372 * [.K7] + 2.34273780933486" office:value-type="float" office:value="1.0365772162473" calcext:value-type="float">
            <text:p>1.03657721624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style-name="ce1" table:formula="of:=-0.01061919181372 * [.O7] + 2.34273780933486" office:value-type="float" office:value="1.02595802443358" calcext:value-type="float">
            <text:p>1.0259580244335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5" calcext:value-type="float">
            <text:p>145</text:p>
          </table:table-cell>
          <table:table-cell table:formula="of:=[.B9]-[.B8]"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formula="of:=-0.01061919181372 * [.G8] + 2.34273780933486" office:value-type="float" office:value="1.01533883261986" calcext:value-type="float">
            <text:p>1.015338832619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formula="of:=-0.01061919181372 * [.K8] + 2.34273780933486" office:value-type="float" office:value="1.02595802443358" calcext:value-type="float">
            <text:p>1.025958024433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style-name="ce1" table:formula="of:=-0.01061919181372 * [.O8] + 2.34273780933486" office:value-type="float" office:value="0.9834812571787" calcext:value-type="float">
            <text:p>0.983481257178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4" calcext:value-type="float">
            <text:p>164</text:p>
          </table:table-cell>
          <table:table-cell table:formula="of:=[.B10]-[.B9]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formula="of:=-0.01061919181372 * [.G9] + 2.34273780933486" office:value-type="float" office:value="1.01533883261986" calcext:value-type="float">
            <text:p>1.015338832619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formula="of:=-0.01061919181372 * [.K9] + 2.34273780933486" office:value-type="float" office:value="1.05781559987474" calcext:value-type="float">
            <text:p>1.05781559987474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3" calcext:value-type="float">
            <text:p>183</text:p>
          </table:table-cell>
          <table:table-cell table:formula="of:=[.B11]-[.B10]"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formula="of:=-0.01061919181372 * [.G10] + 2.34273780933486" office:value-type="float" office:value="1.02595802443358" calcext:value-type="float">
            <text:p>1.02595802443358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table:formula="of:=-0.01061919181372 * [.G11] + 2.34273780933486" office:value-type="float" office:value="1.0365772162473" calcext:value-type="float">
            <text:p>1.036577216247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ddle pad calib</text:p>
          </table:table-cell>
          <table:table-cell table:number-columns-repeated="4"/>
          <table:table-cell office:value-type="string" calcext:value-type="string">
            <text:p>beta</text:p>
          </table:table-cell>
          <table:table-cell/>
          <table:table-cell table:style-name="Default"/>
          <table:table-cell/>
          <table:table-cell office:value-type="string" calcext:value-type="string">
            <text:p>EtJJ</text:p>
          </table:table-cell>
          <table:table-cell/>
          <table:table-cell table:style-name="Default"/>
          <table:table-cell/>
          <table:table-cell office:value-type="string" calcext:value-type="string">
            <text:p>EtaJJ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96" calcext:value-type="float">
            <text:p>296</text:p>
          </table:table-cell>
          <table:table-cell table:formula="of:=[.B19]-[.B18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val (px)</text:p>
          </table:table-cell>
          <table:table-cell table:style-name="Default"/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val (px)</text:p>
          </table:table-cell>
          <table:table-cell table:style-name="Default"/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val (px)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15" calcext:value-type="float">
            <text:p>315</text:p>
          </table:table-cell>
          <table:table-cell table:formula="of:=[.B20]-[.B19]"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formula="of:= -0.010609756097561 * [.G19] + 4.93975609756097" office:value-type="float" office:value="0.971707317073156" calcext:value-type="float">
            <text:p>0.971707317073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table:formula="of:= -0.010609756097561 * [.K19] + 4.93975609756097" office:value-type="float" office:value="1.0141463414634" calcext:value-type="float">
            <text:p>1.01414634146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table:style-name="ce1" table:formula="of:= -0.010609756097561 * [.O19] + 4.93975609756097" office:value-type="float" office:value="0.812560975609741" calcext:value-type="float">
            <text:p>0.81256097560974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34" calcext:value-type="float">
            <text:p>334</text:p>
          </table:table-cell>
          <table:table-cell table:formula="of:=[.B21]-[.B20]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table:formula="of:= -0.010609756097561 * [.G20] + 4.93975609756097" office:value-type="float" office:value="0.992926829268278" calcext:value-type="float">
            <text:p>0.9929268292682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table:formula="of:= -0.010609756097561 * [.K20] + 4.93975609756097" office:value-type="float" office:value="1.0141463414634" calcext:value-type="float">
            <text:p>1.01414634146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table:style-name="ce1" table:formula="of:= -0.010609756097561 * [.O20] + 4.93975609756097" office:value-type="float" office:value="0.971707317073156" calcext:value-type="float">
            <text:p>0.97170731707315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52" calcext:value-type="float">
            <text:p>352</text:p>
          </table:table-cell>
          <table:table-cell table:formula="of:=[.B22]-[.B21]" office:value-type="float" office:value="19" calcext:value-type="float">
            <text:p>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table:formula="of:= -0.010609756097561 * [.G21] + 4.93975609756097" office:value-type="float" office:value="1.02475609756096" calcext:value-type="float">
            <text:p>1.024756097560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table:formula="of:= -0.010609756097561 * [.K21] + 4.93975609756097" office:value-type="float" office:value="1.14146341463413" calcext:value-type="float">
            <text:p>1.141463414634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table:style-name="ce1" table:formula="of:= -0.010609756097561 * [.O21] + 4.93975609756097" office:value-type="float" office:value="1.08841463414633" calcext:value-type="float">
            <text:p>1.08841463414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table:formula="of:=[.B23]-[.B22]"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table:formula="of:= -0.010609756097561 * [.G22] + 4.93975609756097" office:value-type="float" office:value="1.05658536585364" calcext:value-type="float">
            <text:p>1.05658536585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table:formula="of:= -0.010609756097561 * [.K22] + 4.93975609756097" office:value-type="float" office:value="1.2051219512195" calcext:value-type="float">
            <text:p>1.20512195121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table:style-name="ce1" table:formula="of:= -0.010609756097561 * [.O22] + 4.93975609756097" office:value-type="float" office:value="1.17329268292681" calcext:value-type="float">
            <text:p>1.173292682926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90" calcext:value-type="float">
            <text:p>390</text:p>
          </table:table-cell>
          <table:table-cell table:formula="of:=[.B24]-[.B23]"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table:formula="of:= -0.010609756097561 * [.G23] + 4.93975609756097" office:value-type="float" office:value="1.05658536585364" calcext:value-type="float">
            <text:p>1.056585365853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table:formula="of:= -0.010609756097561 * [.K23] + 4.93975609756097" office:value-type="float" office:value="1.21573170731706" calcext:value-type="float">
            <text:p>1.215731707317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table:style-name="ce1" table:formula="of:= -0.010609756097561 * [.O23] + 4.93975609756097" office:value-type="float" office:value="1.2581707317073" calcext:value-type="float">
            <text:p>1.258170731707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9" calcext:value-type="float">
            <text:p>409</text:p>
          </table:table-cell>
          <table:table-cell table:formula="of:=[.B25]-[.B24]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table:formula="of:= -0.010609756097561 * [.G24] + 4.93975609756097" office:value-type="float" office:value="1.0671951219512" calcext:value-type="float">
            <text:p>1.06719512195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8" calcext:value-type="float">
            <text:p>338</text:p>
          </table:table-cell>
          <table:table-cell table:formula="of:= -0.010609756097561 * [.K24] + 4.93975609756097" office:value-type="float" office:value="1.35365853658535" calcext:value-type="float">
            <text:p>1.353658536585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0" calcext:value-type="float">
            <text:p>340</text:p>
          </table:table-cell>
          <table:table-cell table:style-name="ce1" table:formula="of:= -0.010609756097561 * [.O24] + 4.93975609756097" office:value-type="float" office:value="1.33243902439023" calcext:value-type="float">
            <text:p>1.3324390243902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28" calcext:value-type="float">
            <text:p>428</text:p>
          </table:table-cell>
          <table:table-cell table:formula="of:=[.B26]-[.B25]"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table:formula="of:= -0.010609756097561 * [.G25] + 4.93975609756097" office:value-type="float" office:value="1.18390243902438" calcext:value-type="float">
            <text:p>1.18390243902438</text:p>
          </table:table-cell>
          <table:table-cell table:number-columns-repeated="3"/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style-name="ce1" table:formula="of:= -0.010609756097561 * [.O25] + 4.93975609756097" office:value-type="float" office:value="1.09902439024389" calcext:value-type="float">
            <text:p>1.0990243902438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47" calcext:value-type="float">
            <text:p>447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x</text:p>
          </table:table-cell>
          <table:table-cell/>
          <table:table-cell table:style-name="Default"/>
          <table:table-cell/>
          <table:table-cell office:value-type="string" calcext:value-type="string">
            <text:p>zpom</text:p>
          </table:table-cell>
          <table:table-cell/>
          <table:table-cell table:style-name="Default"/>
          <table:table-cell/>
          <table:table-cell office:value-type="string" calcext:value-type="string">
            <text:p>xGammaO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 pad calib</text:p>
          </table:table-cell>
          <table:table-cell table:number-columns-repeated="4"/>
          <table:table-cell office:value-type="string" calcext:value-type="string">
            <text:p>bin</text:p>
          </table:table-cell>
          <table:table-cell office:value-type="string" calcext:value-type="string">
            <text:p>val (px)</text:p>
          </table:table-cell>
          <table:table-cell table:style-name="Default"/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val (px)</text:p>
          </table:table-cell>
          <table:table-cell table:style-name="Default"/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val (px)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45" calcext:value-type="float">
            <text:p>545</text:p>
          </table:table-cell>
          <table:table-cell table:formula="of:=[.B31]-[.B30]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table:formula="of:=-0.009553914028297 * [.G30] + 7.00835037779543" office:value-type="float" office:value="1.34287935901531" calcext:value-type="float">
            <text:p>1.342879359015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table:formula="of:=-0.009553914028297 * [.K30] + 7.00835037779543" office:value-type="float" office:value="0.912953227741943" calcext:value-type="float">
            <text:p>0.912953227741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style-name="ce1" table:formula="of:=-0.009553914028297 * [.O30] + 7.00835037779543" office:value-type="float" office:value="1.19957064859085" calcext:value-type="float">
            <text:p>1.1995706485908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66" calcext:value-type="float">
            <text:p>566</text:p>
          </table:table-cell>
          <table:table-cell table:formula="of:=[.B32]-[.B31]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2" calcext:value-type="float">
            <text:p>622</text:p>
          </table:table-cell>
          <table:table-cell table:formula="of:=-0.009553914028297 * [.G31] + 7.00835037779543" office:value-type="float" office:value="1.0658158521947" calcext:value-type="float">
            <text:p>1.06581585219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5" calcext:value-type="float">
            <text:p>635</text:p>
          </table:table-cell>
          <table:table-cell table:formula="of:=-0.009553914028297 * [.K31] + 7.00835037779543" office:value-type="float" office:value="0.941614969826834" calcext:value-type="float">
            <text:p>0.9416149698268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4" calcext:value-type="float">
            <text:p>624</text:p>
          </table:table-cell>
          <table:table-cell table:style-name="ce1" table:formula="of:=-0.009553914028297 * [.O31] + 7.00835037779543" office:value-type="float" office:value="1.0467080241381" calcext:value-type="float">
            <text:p>1.046708024138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87" calcext:value-type="float">
            <text:p>587</text:p>
          </table:table-cell>
          <table:table-cell table:formula="of:=[.B33]-[.B32]"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28" calcext:value-type="float">
            <text:p>628</text:p>
          </table:table-cell>
          <table:table-cell table:formula="of:=-0.009553914028297 * [.G32] + 7.00835037779543" office:value-type="float" office:value="1.00849236802491" calcext:value-type="float">
            <text:p>1.008492368024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table:formula="of:=-0.009553914028297 * [.K32] + 7.00835037779543" office:value-type="float" office:value="0.960722797883428" calcext:value-type="float">
            <text:p>0.9607227978834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9" calcext:value-type="float">
            <text:p>559</text:p>
          </table:table-cell>
          <table:table-cell table:style-name="ce1" table:formula="of:=-0.009553914028297 * [.O32] + 7.00835037779543" office:value-type="float" office:value="1.66771243597741" calcext:value-type="float">
            <text:p>1.6677124359774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08" calcext:value-type="float">
            <text:p>608</text:p>
          </table:table-cell>
          <table:table-cell table:formula="of:=[.B34]-[.B33]"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table:formula="of:=-0.009553914028297 * [.G33] + 7.00835037779543" office:value-type="float" office:value="0.989384539968319" calcext:value-type="float">
            <text:p>0.9893845399683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28" calcext:value-type="float">
            <text:p>628</text:p>
          </table:table-cell>
          <table:table-cell table:formula="of:=-0.009553914028297 * [.K33] + 7.00835037779543" office:value-type="float" office:value="1.00849236802491" calcext:value-type="float">
            <text:p>1.008492368024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  <table:table-cell table:style-name="ce1" table:formula="of:=-0.009553914028297 * [.O33] + 7.00835037779543" office:value-type="float" office:value="0.92250714177024" calcext:value-type="float">
            <text:p>0.92250714177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table:formula="of:=[.B35]-[.B34]"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1" calcext:value-type="float">
            <text:p>631</text:p>
          </table:table-cell>
          <table:table-cell table:formula="of:=-0.009553914028297 * [.G34] + 7.00835037779543" office:value-type="float" office:value="0.979830625940022" calcext:value-type="float">
            <text:p>0.9798306259400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table:formula="of:=-0.009553914028297 * [.K34] + 7.00835037779543" office:value-type="float" office:value="1.10403150830788" calcext:value-type="float">
            <text:p>1.10403150830788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50" calcext:value-type="float">
            <text:p>650</text:p>
          </table:table-cell>
          <table:table-cell table:formula="of:=[.B36]-[.B35]" office:value-type="float" office:value="21" calcext:value-type="float">
            <text:p>21</text:p>
          </table:table-cell>
          <table:table-cell table:number-columns-repeated="4"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610" calcext:value-type="float">
            <text:p>610</text:p>
          </table:table-cell>
          <table:table-cell table:formula="of:=-0.009553914028297 * [.K35] + 7.00835037779543" office:value-type="float" office:value="1.18046282053426" calcext:value-type="float">
            <text:p>1.1804628205342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71" calcext:value-type="float">
            <text:p>671</text:p>
          </table:table-cell>
          <table:table-cell table:formula="of:=[.B37]-[.B36]" office:value-type="float" office:value="21" calcext:value-type="float">
            <text:p>21</text:p>
          </table:table-cell>
          <table:table-cell table:number-columns-repeated="4"/>
          <table:table-cell table:style-name="Default"/>
          <table:table-cell/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table:formula="of:=-0.009553914028297 * [.K36] + 7.00835037779543" office:value-type="float" office:value="1.27600196081723" calcext:value-type="float">
            <text:p>1.2760019608172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92" calcext:value-type="float">
            <text:p>692</text:p>
          </table:table-cell>
          <table:table-cell table:formula="of:=[.B38]-[.B37]"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  <table:table-cell office:value-type="float" office:value="8" calcext:value-type="float">
            <text:p>8</text:p>
          </table:table-cell>
          <table:table-cell office:value-type="float" office:value="570" calcext:value-type="float">
            <text:p>570</text:p>
          </table:table-cell>
          <table:table-cell table:formula="of:=-0.009553914028297 * [.K37] + 7.00835037779543" office:value-type="float" office:value="1.56261938166614" calcext:value-type="float">
            <text:p>1.5626193816661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12" calcext:value-type="float">
            <text:p>712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2:37:38.498191741</meta:creation-date>
    <dc:date>2017-12-06T13:43:00.595400794</dc:date>
    <meta:editing-duration>PT43M56S</meta:editing-duration>
    <meta:editing-cycles>8</meta:editing-cycles>
    <meta:generator>LibreOffice/5.4.1.2$Linux_X86_64 LibreOffice_project/40m0$Build-2</meta:generator>
    <meta:document-statistic meta:table-count="1" meta:cell-count="2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4.005cm" style:legend-expansion="high" chart:style-name="ch2"/>
        <chart:plot-area chart:style-name="ch3" table:cell-range-address="Sheet1.A3:Sheet1.B11" svg:x="0.32cm" svg:y="0.18cm" svg:width="11.264cm" svg:height="8.64cm">
          <chartooo:coordinate-region svg:x="1.047cm" svg:y="0.353cm" svg:width="10.257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11" chart:class="chart:scatter">
            <chart:domain table:cell-range-address="Sheet1.B3:Sheet1.B11"/>
            <chart:regression-curve chart:style-name="ch7">
              <chart:equation chart:display-equation="true" chart:display-r-square="true" svg:x="5.412cm" svg:y="1.081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">
                <text:p>51</text:p>
                <draw:g>
                  <svg:desc>Sheet1.B3:Sheet1.B11</svg:desc>
                </draw:g>
              </table:table-cell>
              <table:table-cell office:value-type="float" office:value="1.8">
                <text:p>1.8</text:p>
                <draw:g>
                  <svg:desc>Sheet1.A3:Sheet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">
                <text:p>8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">
                <text:p>1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">
                <text:p>1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1.902cm" svg:y="4.007cm" style:legend-expansion="high" chart:style-name="ch2"/>
        <chart:plot-area chart:style-name="ch3" table:cell-range-address="Sheet1.A18:Sheet1.B26" svg:x="0.016cm" svg:y="0.311cm" svg:width="13.095cm" svg:height="8.644cm">
          <chartooo:coordinate-region svg:x="0.744cm" svg:y="0.484cm" svg:width="12.087cm" svg:height="7.8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8:Sheet1.A26" chart:class="chart:scatter">
            <chart:domain table:cell-range-address="Sheet1.B18:Sheet1.B26"/>
            <chart:regression-curve chart:style-name="ch7">
              <chart:equation chart:display-equation="true" chart:display-r-square="true" svg:x="5.969cm" svg:y="1.538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">
                <text:p>296</text:p>
                <draw:g>
                  <svg:desc>Sheet1.B18:Sheet1.B26</svg:desc>
                </draw:g>
              </table:table-cell>
              <table:table-cell office:value-type="float" office:value="1.8">
                <text:p>1.8</text:p>
                <draw:g>
                  <svg:desc>Sheet1.A18:Sheet1.A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5">
                <text:p>31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">
                <text:p>33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">
                <text:p>3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1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0">
                <text:p>39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">
                <text:p>4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">
                <text:p>4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7">
                <text:p>447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1.902cm" svg:y="4.007cm" style:legend-expansion="high" chart:style-name="ch2"/>
        <chart:plot-area chart:style-name="ch3" table:cell-range-address="Sheet1.A30:Sheet1.B38" svg:x="0.319cm" svg:y="0.18cm" svg:width="11.264cm" svg:height="8.645cm">
          <chartooo:coordinate-region svg:x="1.046cm" svg:y="0.353cm" svg:width="10.257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0:Sheet1.A38" chart:class="chart:scatter">
            <chart:domain table:cell-range-address="Sheet1.B30:Sheet1.B38"/>
            <chart:regression-curve chart:style-name="ch7">
              <chart:equation chart:display-equation="true" chart:display-r-square="true" svg:x="5.256cm" svg:y="1.213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5">
                <text:p>545</text:p>
                <draw:g>
                  <svg:desc>Sheet1.B30:Sheet1.B38</svg:desc>
                </draw:g>
              </table:table-cell>
              <table:table-cell office:value-type="float" office:value="1.8">
                <text:p>1.8</text:p>
                <draw:g>
                  <svg:desc>Sheet1.A30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6">
                <text:p>56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7">
                <text:p>58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8">
                <text:p>6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9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">
                <text:p>6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1">
                <text:p>6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2">
                <text:p>6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2">
                <text:p>71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